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justify"/>
    </style:style>
    <style:style style:name="T2"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3"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4" style:parent-style-name="Normal" style:family="paragraph">
      <style:paragraph-properties fo:text-align="justify" fo:text-indent="0.25in"/>
    </style:style>
    <style:style style:name="P5" style:parent-style-name="Paragraphedeliste" style:list-style-name="LFO1" style:family="paragraph">
      <style:paragraph-properties fo:text-align="justify"/>
    </style:style>
    <style:style style:name="T6" style:parent-style-name="Policepardéfaut" style:family="text">
      <style:text-properties fo:font-weight="bold" style:font-weight-asian="bold" fo:font-size="12pt" style:font-size-asian="12pt"/>
    </style:style>
    <style:style style:name="P7" style:parent-style-name="Normal" style:family="paragraph">
      <style:paragraph-properties fo:text-align="justify" fo:text-indent="0.25in"/>
    </style:style>
    <style:style style:name="P8" style:parent-style-name="Normal" style:family="paragraph">
      <style:paragraph-properties fo:text-align="justify"/>
    </style:style>
    <style:style style:name="P9" style:parent-style-name="Paragraphedeliste" style:list-style-name="LFO1" style:family="paragraph">
      <style:paragraph-properties fo:text-align="justify"/>
    </style:style>
    <style:style style:name="T10" style:parent-style-name="Policepardéfaut" style:family="text">
      <style:text-properties fo:font-weight="bold" style:font-weight-asian="bold" fo:font-size="12pt" style:font-size-asian="12pt"/>
    </style:style>
    <style:style style:name="P11" style:parent-style-name="Normal" style:family="paragraph">
      <style:paragraph-properties fo:text-align="justify" fo:text-indent="0.25in"/>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T14"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15" style:parent-style-name="Normal" style:family="paragraph">
      <style:paragraph-properties fo:text-align="justify" fo:text-indent="0.4916in"/>
      <style:text-properties fo:font-size="12pt" style:font-size-asian="12pt"/>
    </style:style>
    <style:style style:name="P16" style:parent-style-name="Normal" style:family="paragraph">
      <style:paragraph-properties fo:text-align="justify"/>
      <style:text-properties fo:font-size="12pt" style:font-size-asian="12pt"/>
    </style:style>
    <style:style style:name="P17" style:parent-style-name="Normal" style:family="paragraph">
      <style:paragraph-properties fo:text-align="justify"/>
      <style:text-properties fo:font-size="12pt" style:font-size-asian="12pt"/>
    </style:style>
    <style:style style:name="P18" style:parent-style-name="Normal" style:family="paragraph">
      <style:paragraph-properties fo:text-align="justify"/>
      <style:text-properties fo:font-size="12pt" style:font-size-asian="12pt"/>
    </style:style>
    <style:style style:name="P19" style:parent-style-name="Normal" style:family="paragraph">
      <style:paragraph-properties fo:text-align="justify"/>
      <style:text-properties fo:font-size="12pt" style:font-size-asian="12pt"/>
    </style:style>
    <style:style style:name="P20" style:parent-style-name="Normal" style:family="paragraph">
      <style:paragraph-properties fo:text-align="justify"/>
    </style:style>
    <style:style style:name="T21"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2" style:parent-style-name="Normal"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6" style:parent-style-name="Normal" style:family="paragraph">
      <style:paragraph-properties fo:text-align="justify"/>
      <style:text-properties style:font-size-complex="16pt"/>
    </style:style>
    <style:style style:name="P27" style:parent-style-name="Paragraphedeliste" style:list-style-name="LFO1" style:family="paragraph">
      <style:paragraph-properties fo:text-align="justify"/>
      <style:text-properties style:font-size-complex="16pt"/>
    </style:style>
    <style:style style:name="P28" style:parent-style-name="Paragraphedeliste" style:list-style-name="LFO1" style:family="paragraph">
      <style:paragraph-properties fo:text-align="justify"/>
      <style:text-properties style:font-size-complex="16pt"/>
    </style:style>
    <style:style style:name="P29" style:parent-style-name="Normal" style:family="paragraph">
      <style:paragraph-properties fo:text-align="justify"/>
      <style:text-properties style:font-size-complex="16pt"/>
    </style:style>
    <style:style style:name="P30" style:parent-style-name="Normal" style:family="paragraph">
      <style:paragraph-properties fo:text-align="justify"/>
    </style:style>
    <style:style style:name="T31"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T35" style:parent-style-name="Policepardéfaut"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text-properties style:font-size-complex="16pt"/>
    </style:style>
    <style:style style:name="P39" style:parent-style-name="Normal" style:family="paragraph">
      <style:paragraph-properties fo:text-align="justify"/>
      <style:text-properties style:font-size-complex="16pt"/>
    </style:style>
    <style:style style:name="P40" style:parent-style-name="Normal" style:family="paragraph">
      <style:paragraph-properties fo:text-align="justify"/>
    </style:style>
    <style:style style:name="P41" style:parent-style-name="Normal" style:family="paragraph">
      <style:paragraph-properties fo:text-align="justify"/>
    </style:style>
  </office:automatic-styles>
  <office:body>
    <office:text text:use-soft-page-breaks="true">
      <text:p text:style-name="P1"><text:span text:style-name="T2"><text:s/></text:span><text:span text:style-name="T3">Consulter un planning / les horaires :</text:span></text:p>
      <text:p text:style-name="P4">Tout d’abord, une interface tenant sur un écran sera présentée. La moitié supérieure sera consacrée pour la saisie des identifiants du patron ou de la secrétaire. La seconde moitié indiquera la<text:s/>procédure de connexion pour les employés.</text:p>
      <text:list text:style-name="LFO1" text:continue-numbering="true">
        <text:list-item>
          <text:p text:style-name="P5"><text:span text:style-name="T6">Cas 1 : La secrétaire ou le patron veut consulter les plannings des employés.</text:span></text:p>
        </text:list-item>
      </text:list>
      <text:p text:style-name="P7">Dans ce cas, il leur faudra saisir un identifiant et un mot de passe pour pouvoir se connecter en tant que « administrateur » et donc pouvoir consulter les plannings de tous les employés.</text:p>
      <text:p text:style-name="P8"><text:s/>Cela étant fait, ils auront donc un calendrier hebdomadaire affichant les plannings par secteur. Une fois avoir choisi le secteur en particulier, le planning de tous les employés du secteur sera affiché.<text:s/>Une option permettant de cocher/décocher un employé sera aussi présente pour pouvoir se focaliser sur quelques employés en particulier.</text:p>
      <text:list text:style-name="LFO1" text:continue-numbering="true">
        <text:list-item>
          <text:p text:style-name="P9"><text:span text:style-name="T10">Cas 2 : Un employé veut consulter son planning.</text:span></text:p>
        </text:list-item>
      </text:list>
      <text:p text:style-name="P11">Ici, l’employé n’aura qu’à passer son badge dans la badgeuse pour pouvoir se connecter automatiquement à son espace planning et donc consulter le sien. Les données de son planning seront importées directement sur la page.</text:p>
      <text:p text:style-name="P12"/>
      <text:p text:style-name="P13"><text:span text:style-name="T14">Créer un planning :</text:span></text:p>
      <text:p text:style-name="P15">La secrétaire a la possibilité de créer un planning. Grâce à une interface lui affichant un calendrier de la semaine, elle doit choisir le secteur, puis l’employé employé et enfin lui attribuer le jour, l’horaire de début et l’horaire de fin. On s’occupe d’un secteur et d’un employé à la fois. Plusieurs employés peuvent avoir les mêmes horaires. Une fois qu’elle a terminé de remplir les horaires, elle a la possibilité de les enregistrer avec un bouton de validation prévu à cet effet. Le calendrier s’actualisera avec l’ajout des horaires de l’employé.</text:p>
      <text:p text:style-name="P16"><text:tab/>Pour modifier un planning, il suffira<text:s/>de cliquer sur la plage horaire à modifier et rentrer à nouveau les horaires, ou alors de cliquer sur le bouton supprimer qui s’affichera en cas de modification.</text:p>
      <text:p text:style-name="P17"><text:tab/>A chaque fois qu’un employé est sélectionné, ses données sont automatiquement importées dans<text:s/>l’interface, puis, une fois l’horaire ajoutée ou modifiée, les données seront mises à jour et exportées.</text:p>
      <text:p text:style-name="P18"><text:tab/>Une fois le planning crée ou modifié, il est envoyé directement sur l’interface « consulter planning ».</text:p>
      <text:p text:style-name="P19"/>
      <text:p text:style-name="P20"><text:span text:style-name="T21">Consulter les employés :</text:span></text:p>
      <text:p text:style-name="P22"><text:tab/>Seul le patron et la secrétaire ont accès à cette fonctionnalité. Tout d’abord une interface demande quel employé il souhaite consulter. Après avoir choisi le secteur de travail à consulter, les données de tous les salariés du secteur sont importées, puis une nouvelle interface affiche toutes les informations enregistrées lors de la création du salarié.</text:p>
      <text:p text:style-name="P23"/>
      <text:p text:style-name="P24"><text:span text:style-name="T25">Importer/exporter les salariés :</text:span></text:p>
      <text:p text:style-name="P26"><text:tab/>Il s’agit là d’une fonctionnalité « invisible », c’’est à dire qu’elle se fera directement dans le système.</text:p>
      <text:list text:style-name="LFO1" text:continue-numbering="true">
        <text:list-item>
          <text:p text:style-name="P27">Pour importer un<text:s/>salarié, si on effectue une action qui nécessite le besoin de récupérer les données de l’employé, le système importera directement les données du salarié sous forme de fichier csv à crée partir du salarié crée pour le progiciel de paye pour pouvoir effectuer les opérations nécessaires.</text:p>
        </text:list-item>
        <text:list-item>
          <text:p text:style-name="P28">Après modification d’une donnée d’un salarié, si on confirme la modification, les données sont exportées et viennent remplacer le fichier csv précédent.</text:p>
        </text:list-item>
      </text:list>
      <text:p text:style-name="P29"/>
      <text:p text:style-name="P30"><text:span text:style-name="T31">Consulter les heures :</text:span></text:p>
      <text:p text:style-name="P32"><text:tab/>Seul le patron et la secrétaire ont accès à cette fonctionnalité. Tout d’abord une interface demande quel employé il souhaite consulter. Après avoir choisi le secteur de travail à consulter, les données de tous les salariés du secteur sont importées. Il choisit ensuite le salarié. Une interface affiche<text:s/>alors les heures qu’il a travaillé sur cette journée, cette semaine, ce mois, cette année, et durant sa carrière dans l’entreprise.</text:p>
      <text:p text:style-name="P33"/>
      <text:p text:style-name="P34"><text:span text:style-name="T35">Envoyer les horaires :</text:span></text:p>
      <text:p text:style-name="P36"><text:tab/>Cette fonctionnalité s’effectue après avoir enregistré les horaires du salarié. Une fois que le salarié à validé ses horaires, une opération invisible s’effectue : les horaires sont directement ajoutées dans le fichier csv puis exportées vers le progiciel de paye.</text:p>
      <text:p text:style-name="P37"/>
      <text:p text:style-name="P38"/>
      <text:p text:style-name="P39"><text:tab/></text:p>
      <text:p text:style-name="P40"/>
      <text:p text:style-name="P41"/>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athan Maingoutaud</meta:initial-creator>
    <dc:creator>nathan Maingoutaud</dc:creator>
    <meta:creation-date>2019-05-25T11:42:00Z</meta:creation-date>
    <dc:date>2019-06-02T17:49:00Z</dc:date>
    <meta:template xlink:href="Normal" xlink:type="simple"/>
    <meta:editing-cycles>3</meta:editing-cycles>
    <meta:editing-duration>PT25860S</meta:editing-duration>
    <meta:document-statistic meta:page-count="2" meta:paragraph-count="7" meta:word-count="612" meta:character-count="3971" meta:row-count="28" meta:non-whitespace-character-count="3366"/>
  </office:meta>
</office:document-meta>
</file>